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color="#000000"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cccccc" fo:border="0.74pt solid #000000"/>
    </style:style>
    <style:style style:name="ce8" style:family="table-cell" style:parent-style-name="Default">
      <style:table-cell-properties fo:background-color="#cccccc" fo:border="0.74pt solid #000000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eeeeee" style:text-align-source="fix" style:repeat-content="false" fo:border="0.74pt solid #b2b2b2" style:vertical-align="middle"/>
      <style:paragraph-properties fo:text-align="center"/>
    </style:style>
    <style:style style:name="ce28" style:family="table-cell" style:parent-style-name="Default">
      <style:table-cell-properties fo:background-color="#eeeeee" fo:border="0.74pt solid #b2b2b2"/>
    </style:style>
  </office:automatic-styles>
  <office:body>
    <office:spreadsheet>
      <table:calculation-settings table:automatic-find-labels="false" table:use-regular-expressions="false" table:use-wildcards="true"/>
      <table:table table:name="Electronique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3" table:default-cell-style-name="ce6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Réalisation des PCB</text:p>
          </table:table-cell>
          <table:covered-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covered-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3" table:number-rows-spanned="2">
            <text:p>Nom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2">
            <text:p>Type</text:p>
          </table:table-cell>
          <table:covered-table-cell table:style-name="ce8"/>
          <table:table-cell table:style-name="ce9" office:value-type="string" calcext:value-type="string" table:number-columns-spanned="1" table:number-rows-spanned="2">
            <text:p>Prix</text:p>
          </table:table-cell>
          <table:table-cell table:style-name="ce9" office:value-type="string" calcext:value-type="string" table:number-columns-spanned="1" table:number-rows-spanned="2">
            <text:p>Nombre</text:p>
          </table:table-cell>
          <table:table-cell table:style-name="ce11" office:value-type="string" calcext:value-type="string" table:number-columns-spanned="11" table:number-rows-spanned="2">
            <text:p><text:s text:c="17"/>Lien</text:p>
          </table:table-cell>
          <table:covered-table-cell table:number-columns-repeated="10" table:style-name="ce8"/>
          <table:table-cell table:style-name="ce26" office:value-type="string" calcext:value-type="string" table:number-columns-spanned="1" table:number-rows-spanned="2">
            <text:p><text:s/>Total</text:p>
          </table:table-cell>
        </table:table-row>
        <table:table-row table:style-name="ro1">
          <table:covered-table-cell table:number-columns-repeated="18" table:style-name="ce4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SW-420*1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Capteur</text:p>
          </table:table-cell>
          <table:covered-table-cell/>
          <table:table-cell table:style-name="ce7" office:value-type="float" office:value="2.24" calcext:value-type="float" table:number-columns-spanned="1" table:number-rows-spanned="2">
            <text:p>2,24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937690680.html?spm=a2g0o.order_list.0.0.7b6d5e5bBXKTpl" xlink:type="simple">https://www.aliexpress.com/item/4000937690680.html?spm=a2g0o.order_list.0.0.7b6d5e5bBXKTpl</text:a></text:p>
          </table:table-cell>
          <table:covered-table-cell table:number-columns-repeated="10" table:style-name="ce25"/>
          <table:table-cell table:style-name="ce7" table:formula="of:=[.F7]*[.G7]" office:value-type="float" office:value="2.24" calcext:value-type="float" table:number-columns-spanned="1" table:number-rows-spanned="2">
            <text:p>2,2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ondensateur SMB 12pF 1206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59" calcext:value-type="float" table:number-columns-spanned="1" table:number-rows-spanned="2">
            <text:p>2,59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966490820.html?spm=a2g0o.order_list.0.0.7b6d5e5bBXKTpl" xlink:type="simple">https://www.aliexpress.com/item/32966490820.html?spm=a2g0o.order_list.0.0.7b6d5e5bBXKTpl</text:a></text:p>
          </table:table-cell>
          <table:covered-table-cell table:number-columns-repeated="10" table:style-name="ce25"/>
          <table:table-cell table:style-name="ce7" table:formula="of:=[.F9]*[.G9]" office:value-type="float" office:value="2.59" calcext:value-type="float" table:number-columns-spanned="1" table:number-rows-spanned="2">
            <text:p>2,5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arte d’adaptateur </text:p>
            <text:p>TSSOP24 → DIP24*1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2" calcext:value-type="float" table:number-columns-spanned="1" table:number-rows-spanned="2">
            <text:p>2,2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830140851.html?spm=a2g0o.order_list.0.0.7b6d5e5bBXKTpl" xlink:type="simple">https://www.aliexpress.com/item/32830140851.html?spm=a2g0o.order_list.0.0.7b6d5e5bBXKTpl</text:a></text:p>
          </table:table-cell>
          <table:covered-table-cell table:number-columns-repeated="10" table:style-name="ce25"/>
          <table:table-cell table:style-name="ce7" table:formula="of:=[.F11]*[.G11]" office:value-type="float" office:value="2.2" calcext:value-type="float" table:number-columns-spanned="1" table:number-rows-spanned="2">
            <text:p>2,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Résistance SMB 1KOhms 1206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3.26" calcext:value-type="float" table:number-columns-spanned="1" table:number-rows-spanned="2">
            <text:p>3,26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021538603.html?spm=a2g0o.order_list.0.0.7b6d5e5bBXKTpl" xlink:type="simple">https://www.aliexpress.com/item/1005003021538603.html?spm=a2g0o.order_list.0.0.7b6d5e5bBXKTpl</text:a></text:p>
          </table:table-cell>
          <table:covered-table-cell table:number-columns-repeated="10" table:style-name="ce25"/>
          <table:table-cell table:style-name="ce7" table:formula="of:=[.F13]*[.G13]" office:value-type="float" office:value="3.26" calcext:value-type="float" table:number-columns-spanned="1" table:number-rows-spanned="2">
            <text:p>3,2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Module Bluetooth HC-05</text:p>
          </table:table-cell>
          <table:covered-table-cell table:number-columns-repeated="2"/>
          <table:table-cell office:value-type="string" calcext:value-type="string" table:number-columns-spanned="2" table:number-rows-spanned="2">
            <text:p>Transmission</text:p>
          </table:table-cell>
          <table:covered-table-cell/>
          <table:table-cell table:style-name="ce7" office:value-type="float" office:value="3.48" calcext:value-type="float" table:number-columns-spanned="1" table:number-rows-spanned="2">
            <text:p>3,48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636656116.html?spm=a2g0o.order_list.0.0.7b6d5e5bBXKTpl" xlink:type="simple">https://www.aliexpress.com/item/1005001636656116.html?spm=a2g0o.order_list.0.0.7b6d5e5bBXKTpl</text:a></text:p>
          </table:table-cell>
          <table:covered-table-cell table:number-columns-repeated="10" table:style-name="ce25"/>
          <table:table-cell table:style-name="ce7" table:formula="of:=[.F15]*[.G15]" office:value-type="float" office:value="3.48" calcext:value-type="float" table:number-columns-spanned="1" table:number-rows-spanned="2">
            <text:p>3,48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Module GSM SIM8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Transmission</text:p>
          </table:table-cell>
          <table:covered-table-cell/>
          <table:table-cell table:style-name="ce7" office:value-type="float" office:value="5.51" calcext:value-type="float" table:number-columns-spanned="1" table:number-rows-spanned="2">
            <text:p>5,5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467376390.html?spm=a2g0o.order_list.0.0.7b6d5e5bBXKTpl" xlink:type="simple">https://www.aliexpress.com/item/32467376390.html?spm=a2g0o.order_list.0.0.7b6d5e5bBXKTpl</text:a></text:p>
          </table:table-cell>
          <table:covered-table-cell table:number-columns-repeated="10" table:style-name="ce25"/>
          <table:table-cell table:style-name="ce7" table:formula="of:=[.F17]*[.G17]" office:value-type="float" office:value="5.51" calcext:value-type="float" table:number-columns-spanned="1" table:number-rows-spanned="2">
            <text:p>5,51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STP16C596*1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08" calcext:value-type="float" table:number-columns-spanned="1" table:number-rows-spanned="2">
            <text:p>2,08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3042350645.html?spm=a2g0o.order_list.0.0.7b6d5e5bBXKTpl" xlink:type="simple">https://www.aliexpress.com/item/33042350645.html?spm=a2g0o.order_list.0.0.7b6d5e5bBXKTpl</text:a></text:p>
          </table:table-cell>
          <table:covered-table-cell table:number-columns-repeated="10" table:style-name="ce25"/>
          <table:table-cell table:style-name="ce7" table:formula="of:=[.F19]*[.G19]" office:value-type="float" office:value="2.08" calcext:value-type="float" table:number-columns-spanned="1" table:number-rows-spanned="2">
            <text:p>2,08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rystal 16MHz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1.83" calcext:value-type="float" table:number-columns-spanned="1" table:number-rows-spanned="2">
            <text:p>1,83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751808436.html?spm=a2g0o.order_list.0.0.7b6d5e5bBXKTpl" xlink:type="simple">https://www.aliexpress.com/item/1005003751808436.html?spm=a2g0o.order_list.0.0.7b6d5e5bBXKTpl</text:a></text:p>
          </table:table-cell>
          <table:covered-table-cell table:number-columns-repeated="10" table:style-name="ce25"/>
          <table:table-cell table:style-name="ce7" table:formula="of:=[.F21]*[.G21]" office:value-type="float" office:value="1.83" calcext:value-type="float" table:number-columns-spanned="1" table:number-rows-spanned="2">
            <text:p>1,83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Potentiomètre <text:s/>RV09*1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16" calcext:value-type="float" table:number-columns-spanned="1" table:number-rows-spanned="2">
            <text:p>2,16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489136961.html?spm=a2g0o.order_list.0.0.7b6d5e5bBXKTpl" xlink:type="simple">https://www.aliexpress.com/item/1005001489136961.html?spm=a2g0o.order_list.0.0.7b6d5e5bBXKTpl</text:a></text:p>
          </table:table-cell>
          <table:covered-table-cell table:number-columns-repeated="10" table:style-name="ce25"/>
          <table:table-cell table:style-name="ce7" table:formula="of:=[.F23]*[.G23]" office:value-type="float" office:value="2.16" calcext:value-type="float" table:number-columns-spanned="1" table:number-rows-spanned="2">
            <text:p>2,1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Bouton Poussoir SMB*5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629245765.html?spm=a2g0o.order_list.0.0.7b6d5e5bBXKTpl" xlink:type="simple">https://www.aliexpress.com/item/1005001629245765.html?spm=a2g0o.order_list.0.0.7b6d5e5bBXKTpl</text:a></text:p>
          </table:table-cell>
          <table:covered-table-cell table:number-columns-repeated="10" table:style-name="ce25"/>
          <table:table-cell table:style-name="ce7" table:formula="of:=[.F25]*[.G25]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Diode SMB 1N4007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93" calcext:value-type="float" table:number-columns-spanned="1" table:number-rows-spanned="2">
            <text:p>2,93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664926773.html?spm=a2g0o.order_list.0.0.7b6d5e5bBXKTpl" xlink:type="simple">https://www.aliexpress.com/item/32664926773.html?spm=a2g0o.order_list.0.0.7b6d5e5bBXKTpl</text:a></text:p>
          </table:table-cell>
          <table:covered-table-cell table:number-columns-repeated="10" table:style-name="ce25"/>
          <table:table-cell table:style-name="ce7" table:formula="of:=[.F27]*[.G27]" office:value-type="float" office:value="2.93" calcext:value-type="float" table:number-columns-spanned="1" table:number-rows-spanned="2">
            <text:p>2,93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rystal SMB 72MHz*5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3.87" calcext:value-type="float" table:number-columns-spanned="1" table:number-rows-spanned="2">
            <text:p>3,87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4711893208.html?spm=a2g0o.order_list.0.0.7b6d5e5bBXKTpl" xlink:type="simple">https://www.aliexpress.com/item/1005004711893208.html?spm=a2g0o.order_list.0.0.7b6d5e5bBXKTpl</text:a></text:p>
          </table:table-cell>
          <table:covered-table-cell table:number-columns-repeated="10" table:style-name="ce25"/>
          <table:table-cell table:style-name="ce7" table:formula="of:=[.F29]*[.G29]" office:value-type="float" office:value="3.87" calcext:value-type="float" table:number-columns-spanned="1" table:number-rows-spanned="2">
            <text:p>3,8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arte d’essaie STM32F103C6T6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1.68" calcext:value-type="float" table:number-columns-spanned="1" table:number-rows-spanned="2">
            <text:p>1,68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169244854.html?spm=a2g0o.order_list.0.0.7b6d5e5bBXKTpl" xlink:type="simple">https://www.aliexpress.com/item/1005003169244854.html?spm=a2g0o.order_list.0.0.7b6d5e5bBXKTpl</text:a></text:p>
          </table:table-cell>
          <table:covered-table-cell table:number-columns-repeated="10" table:style-name="ce25"/>
          <table:table-cell table:style-name="ce7" table:formula="of:=[.F31]*[.G31]" office:value-type="float" office:value="3.36" calcext:value-type="float" table:number-columns-spanned="1" table:number-rows-spanned="2">
            <text:p>3,3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arte d’essaie STM32F103C8T6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3.07" calcext:value-type="float" table:number-columns-spanned="1" table:number-rows-spanned="2">
            <text:p>3,07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169244854.html?spm=a2g0o.order_list.0.0.7b6d5e5bBXKTpl" xlink:type="simple">https://www.aliexpress.com/item/1005003169244854.html?spm=a2g0o.order_list.0.0.7b6d5e5bBXKTpl</text:a></text:p>
          </table:table-cell>
          <table:covered-table-cell table:number-columns-repeated="10" table:style-name="ce25"/>
          <table:table-cell table:style-name="ce7" table:formula="of:=[.F33]*[.G33]" office:value-type="float" office:value="3.07" calcext:value-type="float" table:number-columns-spanned="1" table:number-rows-spanned="2">
            <text:p>3,0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Puce SMB STM32F103C6T6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1.07" calcext:value-type="float" table:number-columns-spanned="1" table:number-rows-spanned="2">
            <text:p>1,07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4552490137.html?spm=a2g0o.order_list.0.0.7b6d5e5bBXKTpl" xlink:type="simple">https://www.aliexpress.com/item/1005004552490137.html?spm=a2g0o.order_list.0.0.7b6d5e5bBXKTpl</text:a></text:p>
          </table:table-cell>
          <table:covered-table-cell table:number-columns-repeated="10" table:style-name="ce25"/>
          <table:table-cell table:style-name="ce7" table:formula="of:=[.F35]*[.G35]" office:value-type="float" office:value="2.14" calcext:value-type="float" table:number-columns-spanned="1" table:number-rows-spanned="2">
            <text:p>2,1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Puce SMB STM32F103C8T6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5.05" calcext:value-type="float" table:number-columns-spanned="1" table:number-rows-spanned="2">
            <text:p>5,05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4552490137.html?spm=a2g0o.order_list.0.0.7b6d5e5bBXKTpl" xlink:type="simple">https://www.aliexpress.com/item/1005004552490137.html?spm=a2g0o.order_list.0.0.7b6d5e5bBXKTpl</text:a></text:p>
          </table:table-cell>
          <table:covered-table-cell table:number-columns-repeated="10" table:style-name="ce25"/>
          <table:table-cell table:style-name="ce7" table:formula="of:=[.F37]*[.G37]" office:value-type="float" office:value="5.05" calcext:value-type="float" table:number-columns-spanned="1" table:number-rows-spanned="2">
            <text:p>5,05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ondensateur SMB 22pF 1206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69" calcext:value-type="float" table:number-columns-spanned="1" table:number-rows-spanned="2">
            <text:p>2,69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966490820.html?spm=a2g0o.order_detail.0.0.294e7d56Rrmiaf" xlink:type="simple">https://www.aliexpress.com/item/32966490820.html?spm=a2g0o.order_detail.0.0.294e7d56Rrmiaf</text:a></text:p>
          </table:table-cell>
          <table:covered-table-cell table:number-columns-repeated="10" table:style-name="ce25"/>
          <table:table-cell table:style-name="ce7" table:formula="of:=[.F39]*[.G39]" office:value-type="float" office:value="2.69" calcext:value-type="float" table:number-columns-spanned="1" table:number-rows-spanned="2">
            <text:p>2,6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arte d’adaptateur </text:p>
            <text:p>SOTO89/223 → DIP3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29" calcext:value-type="float" table:number-columns-spanned="1" table:number-rows-spanned="2">
            <text:p>2,29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854758370.html?spm=a2g0o.order_list.0.0.5cc25e5bxB5yoQ" xlink:type="simple">https://www.aliexpress.com/item/32854758370.html?spm=a2g0o.order_list.0.0.5cc25e5bxB5yoQ</text:a></text:p>
          </table:table-cell>
          <table:covered-table-cell table:number-columns-repeated="10" table:style-name="ce25"/>
          <table:table-cell table:style-name="ce7" table:formula="of:=[.F41]*[.G41]" office:value-type="float" office:value="2.29" calcext:value-type="float" table:number-columns-spanned="1" table:number-rows-spanned="2">
            <text:p>2,2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AMS1117 SMB*4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62" calcext:value-type="float" table:number-columns-spanned="1" table:number-rows-spanned="2">
            <text:p>2,62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844980545.html?spm=a2g0o.order_detail.0.0.61707d560ECqcU" xlink:type="simple">https://www.aliexpress.com/item/32844980545.html?spm=a2g0o.order_detail.0.0.61707d560ECqcU</text:a></text:p>
          </table:table-cell>
          <table:covered-table-cell table:number-columns-repeated="10" table:style-name="ce25"/>
          <table:table-cell table:style-name="ce7" table:formula="of:=[.F43]*[.G43]" office:value-type="float" office:value="2.62" calcext:value-type="float" table:number-columns-spanned="1" table:number-rows-spanned="2">
            <text:p>2,6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able FTDI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92" calcext:value-type="float" table:number-columns-spanned="1" table:number-rows-spanned="2">
            <text:p>2,92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198756026.html?spm=a2g0o.order_list.0.0.5cc25e5bxB5yoQ" xlink:type="simple">https://www.aliexpress.com/item/1005002198756026.html?spm=a2g0o.order_list.0.0.5cc25e5bxB5yoQ</text:a>*</text:p>
          </table:table-cell>
          <table:covered-table-cell table:number-columns-repeated="10" table:style-name="ce25"/>
          <table:table-cell table:style-name="ce7" table:formula="of:=[.F45]*[.G45]" office:value-type="float" office:value="2.92" calcext:value-type="float" table:number-columns-spanned="1" table:number-rows-spanned="2">
            <text:p>2,9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Résistance SMB 10KOhms 1206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29" calcext:value-type="float" table:number-columns-spanned="1" table:number-rows-spanned="2">
            <text:p>2,29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021538603.html?spm=a2g0o.order_detail.0.0.1f5b7d56QN3qlr" xlink:type="simple">https://www.aliexpress.com/item/1005003021538603.html?spm=a2g0o.order_detail.0.0.1f5b7d56QN3qlr</text:a></text:p>
          </table:table-cell>
          <table:covered-table-cell table:number-columns-repeated="10" table:style-name="ce25"/>
          <table:table-cell table:style-name="ce7" table:formula="of:=[.F47]*[.G47]" office:value-type="float" office:value="2.29" calcext:value-type="float" table:number-columns-spanned="1" table:number-rows-spanned="2">
            <text:p>2,2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Résistance SMB 360Ohms 1206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29" calcext:value-type="float" table:number-columns-spanned="1" table:number-rows-spanned="2">
            <text:p>2,29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021538603.html?spm=a2g0o.order_detail.0.0.1f5b7d56QN3qlr" xlink:type="simple">https://www.aliexpress.com/item/1005003021538603.html?spm=a2g0o.order_detail.0.0.1f5b7d56QN3qlr</text:a></text:p>
          </table:table-cell>
          <table:covered-table-cell table:number-columns-repeated="10" table:style-name="ce25"/>
          <table:table-cell table:style-name="ce7" table:formula="of:=[.F49]*[.G49]" office:value-type="float" office:value="2.29" calcext:value-type="float" table:number-columns-spanned="1" table:number-rows-spanned="2">
            <text:p>2,2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Module NRF24L01 PA LNA</text:p>
          </table:table-cell>
          <table:covered-table-cell table:number-columns-repeated="2"/>
          <table:table-cell office:value-type="string" calcext:value-type="string" table:number-columns-spanned="2" table:number-rows-spanned="2">
            <text:p>Transmission</text:p>
          </table:table-cell>
          <table:covered-table-cell/>
          <table:table-cell table:style-name="ce7" office:value-type="float" office:value="1.82" calcext:value-type="float" table:number-columns-spanned="1" table:number-rows-spanned="2">
            <text:p>1,82</text:p>
          </table:table-cell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517849393.html?spm=a2g0o.order_detail.0.0.4ac77d56ZwdMhJ" xlink:type="simple">https://www.aliexpress.com/item/32517849393.html?spm=a2g0o.order_detail.0.0.4ac77d56ZwdMhJ</text:a></text:p>
          </table:table-cell>
          <table:covered-table-cell table:number-columns-repeated="10" table:style-name="ce25"/>
          <table:table-cell table:style-name="ce7" table:formula="of:=[.F51]*[.G51]" office:value-type="float" office:value="3.64" calcext:value-type="float" table:number-columns-spanned="1" table:number-rows-spanned="2">
            <text:p>3,6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JMCU-758</text:p>
          </table:table-cell>
          <table:covered-table-cell table:number-columns-repeated="2"/>
          <table:table-cell office:value-type="string" calcext:value-type="string" table:number-columns-spanned="2" table:number-rows-spanned="2">
            <text:p>Capteur</text:p>
          </table:table-cell>
          <table:covered-table-cell/>
          <table:table-cell table:style-name="ce7" office:value-type="float" office:value="3.72" calcext:value-type="float" table:number-columns-spanned="1" table:number-rows-spanned="2">
            <text:p>3,72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839659542.html?spm=a2g0o.order_list.0.0.5cc25e5bxB5yoQ" xlink:type="simple">https://www.aliexpress.com/item/32839659542.html?spm=a2g0o.order_list.0.0.5cc25e5bxB5yoQ</text:a></text:p>
          </table:table-cell>
          <table:covered-table-cell table:number-columns-repeated="10" table:style-name="ce25"/>
          <table:table-cell table:style-name="ce7" table:formula="of:=[.F53]*[.G53]" office:value-type="float" office:value="3.72" calcext:value-type="float" table:number-columns-spanned="1" table:number-rows-spanned="2">
            <text:p>3,7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Bande de connecteur M Arduino*10*4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1.46" calcext:value-type="float" table:number-columns-spanned="1" table:number-rows-spanned="2">
            <text:p>1,46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759414721.html?spm=a2g0o.order_list.0.0.5cc25e5bxB5yoQ" xlink:type="simple">https://www.aliexpress.com/item/32759414721.html?spm=a2g0o.order_list.0.0.5cc25e5bxB5yoQ</text:a></text:p>
          </table:table-cell>
          <table:covered-table-cell table:number-columns-repeated="10" table:style-name="ce25"/>
          <table:table-cell table:style-name="ce7" table:formula="of:=[.F55]*[.G55]" office:value-type="float" office:value="1.46" calcext:value-type="float" table:number-columns-spanned="1" table:number-rows-spanned="2">
            <text:p>1,4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LED SMB 0603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95" calcext:value-type="float" table:number-columns-spanned="1" table:number-rows-spanned="2">
            <text:p>2,95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327360045.html?spm=a2g0o.order_list.0.0.5cc25e5bxB5yoQ" xlink:type="simple">https://www.aliexpress.com/item/1005003327360045.html?spm=a2g0o.order_list.0.0.5cc25e5bxB5yoQ</text:a></text:p>
          </table:table-cell>
          <table:covered-table-cell table:number-columns-repeated="10" table:style-name="ce25"/>
          <table:table-cell table:style-name="ce7" table:formula="of:=[.F57]*[.G57]" office:value-type="float" office:value="2.95" calcext:value-type="float" table:number-columns-spanned="1" table:number-rows-spanned="2">
            <text:p>2,95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ondensateur SMB 22pF 1206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1.76" calcext:value-type="float" table:number-columns-spanned="1" table:number-rows-spanned="2">
            <text:p>1,76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769506358.html?spm=a2g0o.order_detail.0.0.13807d56r3Q3aZ" xlink:type="simple">https://www.aliexpress.com/item/1005002769506358.html?spm=a2g0o.order_detail.0.0.13807d56r3Q3aZ</text:a></text:p>
          </table:table-cell>
          <table:covered-table-cell table:number-columns-repeated="10" table:style-name="ce25"/>
          <table:table-cell table:style-name="ce7" table:formula="of:=[.F59]*[.G59]" office:value-type="float" office:value="1.76" calcext:value-type="float" table:number-columns-spanned="1" table:number-rows-spanned="2">
            <text:p>1,7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Condensateur SMB 0,1uF 1206*10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1.76" calcext:value-type="float" table:number-columns-spanned="1" table:number-rows-spanned="2">
            <text:p>1,76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769506358.html?spm=a2g0o.order_detail.0.0.13807d56r3Q3aZ" xlink:type="simple">https://www.aliexpress.com/item/1005002769506358.html?spm=a2g0o.order_detail.0.0.13807d56r3Q3aZ</text:a></text:p>
          </table:table-cell>
          <table:covered-table-cell table:number-columns-repeated="10" table:style-name="ce25"/>
          <table:table-cell table:style-name="ce7" table:formula="of:=[.F61]*[.G61]" office:value-type="float" office:value="1.76" calcext:value-type="float" table:number-columns-spanned="1" table:number-rows-spanned="2">
            <text:p>1,7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2">
            <text:p>Bande de connecteur F Arduino*10*4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2.27" calcext:value-type="float" table:number-columns-spanned="1" table:number-rows-spanned="2">
            <text:p>2,27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3012665900.html?spm=a2g0o.order_list.0.0.5cc25e5bxB5yoQ" xlink:type="simple">https://www.aliexpress.com/item/33012665900.html?spm=a2g0o.order_list.0.0.5cc25e5bxB5yoQ</text:a></text:p>
          </table:table-cell>
          <table:covered-table-cell table:number-columns-repeated="10" table:style-name="ce25"/>
          <table:table-cell table:style-name="ce7" table:formula="of:=[.F63]*[.G63]" office:value-type="float" office:value="2.27" calcext:value-type="float" table:number-columns-spanned="1" table:number-rows-spanned="2">
            <text:p>2,2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covered-table-cell table:number-columns-repeated="11" table:style-name="ce25"/>
          <table:covered-table-cell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Total (euro) :</text:p>
          </table:table-cell>
          <table:covered-table-cell table:style-name="ce16"/>
          <table:table-cell table:style-name="ce18" table:formula="of:=SUM([.S7:.S63])" office:value-type="float" office:value="80.43" calcext:value-type="float" table:number-columns-spanned="2" table:number-rows-spanned="2">
            <text:p>80,43</text:p>
          </table:table-cell>
          <table:covered-table-cell table:style-name="ce20"/>
          <table:table-cell table:number-columns-repeated="14"/>
          <table:table-cell table:style-name="ce6"/>
        </table:table-row>
        <table:table-row table:style-name="ro1">
          <table:covered-table-cell table:number-columns-repeated="2" table:style-name="ce16"/>
          <table:covered-table-cell table:number-columns-repeated="2" table:style-name="ce20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6"/>
          <table:table-cell table:number-columns-repeated="17"/>
          <table:table-cell table:style-name="ce6"/>
        </table:table-row>
      </table:table>
      <table:table table:name="Prototype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1" table:default-cell-style-name="ce25"/>
        <table:table-column table:style-name="co1" table:default-cell-style-name="ce27"/>
        <table:table-row table:style-name="ro1">
          <table:table-cell table:style-name="ce1" office:value-type="string" calcext:value-type="string" table:number-columns-spanned="3" table:number-rows-spanned="2">
            <text:p>Réalisation du prototype</text:p>
          </table:table-cell>
          <table:covered-table-cell table:number-columns-repeated="2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>
          <table:covered-table-cell table:number-columns-repeated="3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>
          <table:table-cell table:style-name="ce3" office:value-type="string" calcext:value-type="string" table:number-columns-spanned="3" table:number-rows-spanned="2">
            <text:p>Nom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2">
            <text:p>Type</text:p>
          </table:table-cell>
          <table:covered-table-cell table:style-name="ce8"/>
          <table:table-cell table:style-name="ce9" office:value-type="string" calcext:value-type="string" table:number-columns-spanned="1" table:number-rows-spanned="2">
            <text:p>Prix</text:p>
          </table:table-cell>
          <table:table-cell table:style-name="ce9" office:value-type="string" calcext:value-type="string" table:number-columns-spanned="1" table:number-rows-spanned="2">
            <text:p>Nombre</text:p>
          </table:table-cell>
          <table:table-cell table:style-name="ce11" office:value-type="string" calcext:value-type="string" table:number-columns-spanned="11" table:number-rows-spanned="2">
            <text:p><text:s text:c="17"/>Lien</text:p>
          </table:table-cell>
          <table:covered-table-cell table:number-columns-repeated="10" table:style-name="ce8"/>
          <table:table-cell table:style-name="ce26" office:value-type="string" calcext:value-type="string" table:number-columns-spanned="1" table:number-rows-spanned="2">
            <text:p><text:s/>Total</text:p>
          </table:table-cell>
        </table:table-row>
        <table:table-row table:style-name="ro1">
          <table:covered-table-cell table:number-columns-repeated="18" table:style-name="ce4"/>
          <table:covered-table-cell table:style-name="Default"/>
        </table:table-row>
        <table:table-row table:style-name="ro1">
          <table:table-cell table:style-name="ce6" office:value-type="string" calcext:value-type="string" table:number-columns-spanned="3" table:number-rows-spanned="2">
            <text:p> Ventilateur de refroidissement </text:p>
            <text:p>RC pour 1:1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4.17" calcext:value-type="float" table:number-columns-spanned="1" table:number-rows-spanned="2">
            <text:p>4,17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280522839.html?spm=a2g0o.order_list.0.0.756d5e5bKdP4mi" xlink:type="simple">https://www.aliexpress.com/item/1005001280522839.html?spm=a2g0o.order_list.0.0.756d5e5bKdP4mi</text:a></text:p>
          </table:table-cell>
          <table:covered-table-cell table:number-columns-repeated="10"/>
          <table:table-cell table:formula="of:=[.F7]*[.G7]" office:value-type="float" office:value="4.17" calcext:value-type="float" table:number-columns-spanned="1" table:number-rows-spanned="2">
            <text:p>4,1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IMAX </text:p>
            <text:p>Chargeur de Balance Compact RC B3 Pro</text:p>
          </table:table-cell>
          <table:covered-table-cell table:number-columns-repeated="2"/>
          <table:table-cell office:value-type="string" calcext:value-type="string" table:number-columns-spanned="2" table:number-rows-spanned="2">
            <text:p>chargeur</text:p>
          </table:table-cell>
          <table:covered-table-cell/>
          <table:table-cell table:style-name="ce6" office:value-type="float" office:value="6.5" calcext:value-type="float" table:number-columns-spanned="1" table:number-rows-spanned="2">
            <text:p>6,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280275035.html?spm=a2g0o.order_list.0.0.756d5e5bKdP4mi" xlink:type="simple">https://www.aliexpress.com/item/4000280275035.html?spm=a2g0o.order_list.0.0.756d5e5bKdP4mi</text:a></text:p>
          </table:table-cell>
          <table:covered-table-cell table:number-columns-repeated="10"/>
          <table:table-cell table:formula="of:=[.F9]*[.G9]" office:value-type="float" office:value="6.5" calcext:value-type="float" table:number-columns-spanned="1" table:number-rows-spanned="2">
            <text:p>6,5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Servomoteur étanche </text:p>
            <text:p>Échelle 1/8 1/10, 20KG</text:p>
          </table:table-cell>
          <table:covered-table-cell table:number-columns-repeated="2"/>
          <table:table-cell office:value-type="string" calcext:value-type="string" table:number-columns-spanned="2" table:number-rows-spanned="2">
            <text:p>Servo/Moteur</text:p>
          </table:table-cell>
          <table:covered-table-cell/>
          <table:table-cell table:style-name="ce6" office:value-type="float" office:value="12.57" calcext:value-type="float" table:number-columns-spanned="1" table:number-rows-spanned="2">
            <text:p>12,57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737943372.html?spm=a2g0o.order_list.0.0.756d5e5bKdP4mi" xlink:type="simple">https://www.aliexpress.com/item/32737943372.html?spm=a2g0o.order_list.0.0.756d5e5bKdP4mi</text:a></text:p>
            <text:p/>
          </table:table-cell>
          <table:covered-table-cell table:number-columns-repeated="10"/>
          <table:table-cell table:formula="of:=[.F11]*[.G11]" office:value-type="float" office:value="12.57" calcext:value-type="float" table:number-columns-spanned="1" table:number-rows-spanned="2">
            <text:p>12,5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Essieu moteur 3.17mm à 5mm, </text:p>
            <text:p>adaptateur d'arbre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10" office:value-type="float" office:value="3.72" calcext:value-type="float" table:number-columns-spanned="1" table:number-rows-spanned="2">
            <text:p>3,7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958883949.html?spm=a2g0o.order_list.0.0.756d5e5bKdP4mi" xlink:type="simple">https://www.aliexpress.com/item/32958883949.html?spm=a2g0o.order_list.0.0.756d5e5bKdP4mi</text:a></text:p>
            <text:p/>
          </table:table-cell>
          <table:covered-table-cell table:number-columns-repeated="10"/>
          <table:table-cell table:formula="of:=[.F13]*[.G13]" office:value-type="float" office:value="11.16" calcext:value-type="float" table:number-columns-spanned="1" table:number-rows-spanned="2">
            <text:p>11,1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5" office:value-type="string" calcext:value-type="string" table:number-columns-spanned="3" table:number-rows-spanned="2">
            <text:p>Engrenage principal en métal</text:p>
            <text:p>A1 A2 A3 A4 A5 (3mm)</text:p>
            <text:p/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9.49" calcext:value-type="float" table:number-columns-spanned="1" table:number-rows-spanned="2">
            <text:p>9,49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028059469.html?spm=a2g0o.order_detail.0.0.75ef7d56WPcjNL" xlink:type="simple">https://www.aliexpress.com/item/4000028059469.html?spm=a2g0o.order_detail.0.0.75ef7d56WPcjNL</text:a></text:p>
            <text:p/>
          </table:table-cell>
          <table:covered-table-cell table:number-columns-repeated="10"/>
          <table:table-cell table:formula="of:=[.F15]*[.G15]" office:value-type="float" office:value="9.49" calcext:value-type="float" table:number-columns-spanned="1" table:number-rows-spanned="2">
            <text:p>9,4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<text:s/>Feux de nuit RC 3/5mm *4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6" office:value-type="float" office:value="1.24" calcext:value-type="float" table:number-columns-spanned="1" table:number-rows-spanned="2">
            <text:p>1,24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305718499.html?spm=a2g0o.order_list.0.0.756d5e5bKdP4mi" xlink:type="simple">https://www.aliexpress.com/item/1005001305718499.html?spm=a2g0o.order_list.0.0.756d5e5bKdP4mi</text:a></text:p>
            <text:p/>
          </table:table-cell>
          <table:covered-table-cell table:number-columns-repeated="10"/>
          <table:table-cell table:formula="of:=[.F17]*[.G17]" office:value-type="float" office:value="1.24" calcext:value-type="float" table:number-columns-spanned="1" table:number-rows-spanned="2">
            <text:p>1,2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4 pièces en aluminium </text:p>
            <text:p>Avant et arrière amortisseur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9.02" calcext:value-type="float" table:number-columns-spanned="1" table:number-rows-spanned="2">
            <text:p>9,0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159370628.html?spm=a2g0o.order_list.0.0.756d5e5bKdP4mi" xlink:type="simple">https://www.aliexpress.com/item/4000159370628.html?spm=a2g0o.order_list.0.0.756d5e5bKdP4mi</text:a></text:p>
          </table:table-cell>
          <table:covered-table-cell table:number-columns-repeated="10"/>
          <table:table-cell table:formula="of:=[.F19]*[.G19]" office:value-type="float" office:value="18.04" calcext:value-type="float" table:number-columns-spanned="1" table:number-rows-spanned="2">
            <text:p>18,0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5" office:value-type="string" calcext:value-type="string" table:number-columns-spanned="3" table:number-rows-spanned="2">
            <text:p>AXSPEED – support de rotule M3 *10</text:p>
            <text:p>En aluminium</text:p>
            <text:p/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6.99" calcext:value-type="float" table:number-columns-spanned="1" table:number-rows-spanned="2">
            <text:p>6,99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360384121.html?spm=a2g0o.order_list.0.0.756d5e5bKdP4mi" xlink:type="simple">https://www.aliexpress.com/item/1005001360384121.html?spm=a2g0o.order_list.0.0.756d5e5bKdP4mi</text:a></text:p>
          </table:table-cell>
          <table:covered-table-cell table:number-columns-repeated="10"/>
          <table:table-cell table:formula="of:=[.F21]*[.G21]" office:value-type="float" office:value="6.99" calcext:value-type="float" table:number-columns-spanned="1" table:number-rows-spanned="2">
            <text:p>6,9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Cardan de raccordement </text:p>
            <text:p>Universel en métal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2.29" calcext:value-type="float" table:number-columns-spanned="1" table:number-rows-spanned="2">
            <text:p>2,2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999869654.html?spm=a2g0o.order_list.0.0.756d5e5bKdP4mi" xlink:type="simple">https://www.aliexpress.com/item/32999869654.html?spm=a2g0o.order_list.0.0.756d5e5bKdP4mi</text:a></text:p>
          </table:table-cell>
          <table:covered-table-cell table:number-columns-repeated="10"/>
          <table:table-cell table:formula="of:=[.F23]*[.G23]" office:value-type="float" office:value="6.87" calcext:value-type="float" table:number-columns-spanned="1" table:number-rows-spanned="2">
            <text:p>6,8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Tige en acier inoxydable 303</text:p>
            <text:p>3mm 40mm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2.04" calcext:value-type="float" table:number-columns-spanned="1" table:number-rows-spanned="2">
            <text:p>2,0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186787300.html?spm=a2g0o.order_list.0.0.756d5e5bKdP4mi" xlink:type="simple">https://www.aliexpress.com/item/4000186787300.html?spm=a2g0o.order_list.0.0.756d5e5bKdP4mi</text:a></text:p>
            <text:p/>
          </table:table-cell>
          <table:covered-table-cell table:number-columns-repeated="10"/>
          <table:table-cell table:formula="of:=[.F25]*[.G25]" office:value-type="float" office:value="10.2" calcext:value-type="float" table:number-columns-spanned="1" table:number-rows-spanned="2">
            <text:p>10,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5" office:value-type="string" calcext:value-type="string" table:number-columns-spanned="3" table:number-rows-spanned="2">
            <text:p> Moteur sans balais étanche </text:p>
            <text:p>5200KV 120A ESC</text:p>
            <text:p> </text:p>
          </table:table-cell>
          <table:covered-table-cell table:number-columns-repeated="2"/>
          <table:table-cell office:value-type="string" calcext:value-type="string" table:number-columns-spanned="2" table:number-rows-spanned="2">
            <text:p>Servo/Moteur</text:p>
          </table:table-cell>
          <table:covered-table-cell/>
          <table:table-cell table:style-name="ce6" office:value-type="float" office:value="27.13" calcext:value-type="float" table:number-columns-spanned="1" table:number-rows-spanned="2">
            <text:p>27,1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303711732.html?spm=a2g0o.order_list.0.0.756d5e5bKdP4mi" xlink:type="simple">https://www.aliexpress.com/item/1005002303711732.html?spm=a2g0o.order_list.0.0.756d5e5bKdP4mi</text:a></text:p>
            <text:p/>
          </table:table-cell>
          <table:covered-table-cell table:number-columns-repeated="10"/>
          <table:table-cell table:formula="of:=[.F27]*[.G27]" office:value-type="float" office:value="27.13" calcext:value-type="float" table:number-columns-spanned="1" table:number-rows-spanned="2">
            <text:p>27,13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Arbre de Transmission</text:p>
            <text:p>Flexible en acier, 40-110mm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3.55" calcext:value-type="float" table:number-columns-spanned="1" table:number-rows-spanned="2">
            <text:p>3,5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052088404.html?spm=a2g0o.order_list.0.0.756d5e5bKdP4mi" xlink:type="simple">https://www.aliexpress.com/item/4000052088404.html?spm=a2g0o.order_list.0.0.756d5e5bKdP4mi</text:a></text:p>
          </table:table-cell>
          <table:covered-table-cell table:number-columns-repeated="10"/>
          <table:table-cell table:formula="of:=[.F29]*[.G29]" office:value-type="float" office:value="7.1" calcext:value-type="float" table:number-columns-spanned="1" table:number-rows-spanned="2">
            <text:p>7,1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Bouchon de train *10</text:p>
            <text:p>D'atterrissage en métal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1.2" calcext:value-type="float" table:number-columns-spanned="1" table:number-rows-spanned="2">
            <text:p>1,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989374224.html?spm=a2g0o.order_list.0.0.756d5e5bKdP4mi" xlink:type="simple">https://www.aliexpress.com/item/1005001989374224.html?spm=a2g0o.order_list.0.0.756d5e5bKdP4mi</text:a></text:p>
          </table:table-cell>
          <table:covered-table-cell table:number-columns-repeated="10"/>
          <table:table-cell table:formula="of:=[.F31]*[.G31]" office:value-type="float" office:value="2.4" calcext:value-type="float" table:number-columns-spanned="1" table:number-rows-spanned="2">
            <text:p>2,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Arbre d'entraînement </text:p>
            <text:p>en métal trempé à cannelure interne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8.21" calcext:value-type="float" table:number-columns-spanned="1" table:number-rows-spanned="2">
            <text:p>8,2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723300921.html?spm=a2g0o.order_list.0.0.756d5e5bKdP4mi" xlink:type="simple">https://www.aliexpress.com/item/1005003723300921.html?spm=a2g0o.order_list.0.0.756d5e5bKdP4mi</text:a></text:p>
            <text:p/>
          </table:table-cell>
          <table:covered-table-cell table:number-columns-repeated="10"/>
          <table:table-cell table:formula="of:=[.F33]*[.G33]" office:value-type="float" office:value="16.42" calcext:value-type="float" table:number-columns-spanned="1" table:number-rows-spanned="2">
            <text:p>16,4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Roulement 693ZZ*5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2.89" calcext:value-type="float" table:number-columns-spanned="1" table:number-rows-spanned="2">
            <text:p>2,89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980546028.html?spm=a2g0o.order_list.0.0.756d5e5bKdP4mi" xlink:type="simple">https://www.aliexpress.com/item/4000980546028.html?spm=a2g0o.order_list.0.0.756d5e5bKdP4mi</text:a></text:p>
            <text:p/>
          </table:table-cell>
          <table:covered-table-cell table:number-columns-repeated="10"/>
          <table:table-cell table:formula="of:=[.F35]*[.G35]" office:value-type="float" office:value="2.89" calcext:value-type="float" table:number-columns-spanned="1" table:number-rows-spanned="2">
            <text:p>2,8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Tige en acier inoxydable 303</text:p>
            <text:p>5mm 40mm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3.36" calcext:value-type="float" table:number-columns-spanned="1" table:number-rows-spanned="2">
            <text:p>3,3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427862310.html?spm=a2g0o.order_list.0.0.756d5e5bKdP4mi" xlink:type="simple">https://www.aliexpress.com/item/32427862310.html?spm=a2g0o.order_list.0.0.756d5e5bKdP4mi</text:a></text:p>
          </table:table-cell>
          <table:covered-table-cell table:number-columns-repeated="10"/>
          <table:table-cell table:formula="of:=[.F37]*[.G37]" office:value-type="float" office:value="3.36" calcext:value-type="float" table:number-columns-spanned="1" table:number-rows-spanned="2">
            <text:p>3,3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5" office:value-type="string" calcext:value-type="string" table:number-columns-spanned="3" table:number-rows-spanned="2">
            <text:p>Engrenage principal en métal</text:p>
            <text:p>A1 A2 A3 A4 A5 (5mm)</text:p>
            <text:p/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13.65" calcext:value-type="float" table:number-columns-spanned="1" table:number-rows-spanned="2">
            <text:p>13,6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852070235.html?spm=a2g0o.order_list.0.0.756d5e5bKdP4mi" xlink:type="simple">https://www.aliexpress.com/item/32852070235.html?spm=a2g0o.order_list.0.0.756d5e5bKdP4mi</text:a></text:p>
          </table:table-cell>
          <table:covered-table-cell table:number-columns-repeated="10"/>
          <table:table-cell table:formula="of:=[.F39]*[.G39]" office:value-type="float" office:value="13.65" calcext:value-type="float" table:number-columns-spanned="1" table:number-rows-spanned="2">
            <text:p>13,65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Roulement 625ZZ*1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2.86" calcext:value-type="float" table:number-columns-spanned="1" table:number-rows-spanned="2">
            <text:p>2,8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932599327.html?spm=a2g0o.order_list.0.0.756d5e5bKdP4mi" xlink:type="simple">https://www.aliexpress.com/item/1005002932599327.html?spm=a2g0o.order_list.0.0.756d5e5bKdP4mi</text:a></text:p>
          </table:table-cell>
          <table:covered-table-cell table:number-columns-repeated="10"/>
          <table:table-cell table:formula="of:=[.F41]*[.G41]" office:value-type="float" office:value="2.86" calcext:value-type="float" table:number-columns-spanned="1" table:number-rows-spanned="2">
            <text:p>2,8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bras Servo réglable </text:p>
            <text:p>En alliage d'aluminium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5.77" calcext:value-type="float" table:number-columns-spanned="1" table:number-rows-spanned="2">
            <text:p>5,77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049529259.html?spm=a2g0o.order_list.0.0.756d5e5bKdP4mi" xlink:type="simple">https://www.aliexpress.com/item/4000049529259.html?spm=a2g0o.order_list.0.0.756d5e5bKdP4mi</text:a></text:p>
          </table:table-cell>
          <table:covered-table-cell table:number-columns-repeated="10"/>
          <table:table-cell table:formula="of:=[.F43]*[.G43]" office:value-type="float" office:value="5.77" calcext:value-type="float" table:number-columns-spanned="1" table:number-rows-spanned="2">
            <text:p>5,7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Bielle de direction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4.75" calcext:value-type="float" table:number-columns-spanned="1" table:number-rows-spanned="2">
            <text:p>4,7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1124849456.html?spm=a2g0o.order_detail.0.0.21cd7d567SFkT7" xlink:type="simple">https://www.aliexpress.com/item/4001124849456.html?spm=a2g0o.order_detail.0.0.21cd7d567SFkT7</text:a></text:p>
            <text:p/>
          </table:table-cell>
          <table:covered-table-cell table:number-columns-repeated="10"/>
          <table:table-cell table:formula="of:=[.F45]*[.G45]" office:value-type="float" office:value="9.5" calcext:value-type="float" table:number-columns-spanned="1" table:number-rows-spanned="2">
            <text:p>9,5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 Mèches de Taraudage </text:p>
            <text:p>En Acier Inoxydable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2.35" calcext:value-type="float" table:number-columns-spanned="1" table:number-rows-spanned="2">
            <text:p>2,3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4" office:value-type="string" calcext:value-type="string" table:number-columns-spanned="11" table:number-rows-spanned="2">
            <text:p><text:a xlink:href="https://www.aliexpress.com/item/4001358937167.html?spm=a2g0o.order_list.0.0.756d5e5bKdP4mi" xlink:type="simple">https://www.aliexpress.com/item/4001358937167.html?spm=a2g0o.order_list.0.0.756d5e5bKdP4mi</text:a></text:p>
            <text:p/>
          </table:table-cell>
          <table:covered-table-cell table:number-columns-repeated="10"/>
          <table:table-cell table:formula="of:=[.F47]*[.G47]" office:value-type="float" office:value="4.7" calcext:value-type="float" table:number-columns-spanned="1" table:number-rows-spanned="2">
            <text:p>4,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<text:s/>Mèches à revêtement en titane HSS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4.23" calcext:value-type="float" table:number-columns-spanned="1" table:number-rows-spanned="2">
            <text:p>4,2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736145001.html?spm=a2g0o.order_list.0.0.756d5e5bKdP4mi" xlink:type="simple">https://www.aliexpress.com/item/1005003736145001.html?spm=a2g0o.order_list.0.0.756d5e5bKdP4mi</text:a></text:p>
            <text:p/>
          </table:table-cell>
          <table:covered-table-cell table:number-columns-repeated="10"/>
          <table:table-cell table:formula="of:=[.F49]*[.G49]" office:value-type="float" office:value="4.23" calcext:value-type="float" table:number-columns-spanned="1" table:number-rows-spanned="2">
            <text:p>4,23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Vis à tête hexagonale </text:p>
            <text:p>En acier inoxydable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9.3" calcext:value-type="float" table:number-columns-spanned="1" table:number-rows-spanned="2">
            <text:p>9,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340532025.html?spm=a2g0o.order_list.0.0.756d5e5bKdP4mi" xlink:type="simple">https://www.aliexpress.com/item/1005002340532025.html?spm=a2g0o.order_list.0.0.756d5e5bKdP4mi</text:a></text:p>
            <text:p/>
          </table:table-cell>
          <table:covered-table-cell table:number-columns-repeated="10"/>
          <table:table-cell table:formula="of:=[.F51]*[.G51]" office:value-type="float" office:value="9.3" calcext:value-type="float" table:number-columns-spanned="1" table:number-rows-spanned="2">
            <text:p>9,3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6" office:value-type="string" calcext:value-type="string" table:number-columns-spanned="3" table:number-rows-spanned="2">
            <text:p>Achat divers chez Leroy Merlin/Weldom</text:p>
            <text:p>(Approx)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6" office:value-type="float" office:value="30" calcext:value-type="float" table:number-columns-spanned="1" table:number-rows-spanned="2">
            <text:p>3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6" table:number-columns-spanned="11" table:number-rows-spanned="2"/>
          <table:covered-table-cell table:number-columns-repeated="10" table:style-name="Default"/>
          <table:table-cell table:formula="of:=[.F53]*[.G53]" office:value-type="float" office:value="30" calcext:value-type="float" table:number-columns-spanned="1" table:number-rows-spanned="2">
            <text:p>30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number-columns-repeated="12" table:style-name="Default"/>
          <table:covered-table-cell table:style-name="ce28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>
          <table:table-cell table:style-name="ce15" office:value-type="string" calcext:value-type="string" table:number-columns-spanned="2" table:number-rows-spanned="2">
            <text:p>Total (euro):</text:p>
          </table:table-cell>
          <table:covered-table-cell table:style-name="ce16"/>
          <table:table-cell table:style-name="ce18" table:formula="of:=SUM([.S7:.S53])" office:value-type="float" office:value="226.54" calcext:value-type="float" table:number-columns-spanned="2" table:number-rows-spanned="2">
            <text:p>226,54</text:p>
          </table:table-cell>
          <table:covered-table-cell table:style-name="ce20"/>
          <table:table-cell table:number-columns-repeated="2"/>
          <table:table-cell table:style-name="Default" table:number-columns-repeated="13"/>
        </table:table-row>
        <table:table-row table:style-name="ro1">
          <table:covered-table-cell table:number-columns-repeated="2" table:style-name="ce16"/>
          <table:covered-table-cell table:number-columns-repeated="2" table:style-name="ce20"/>
          <table:table-cell table:number-columns-repeated="2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10:05:32.4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00:18:34.398000000</meta:creation-date>
    <dc:date>2022-10-09T10:22:26.136000000</dc:date>
    <meta:editing-duration>PT26M18S</meta:editing-duration>
    <meta:editing-cycles>6</meta:editing-cycles>
    <meta:generator>LibreOffice/7.3.2.2$Windows_X86_64 LibreOffice_project/49f2b1bff42cfccbd8f788c8dc32c1c309559be0</meta:generator>
    <meta:document-statistic meta:table-count="2" meta:cell-count="335" meta:object-count="0"/>
  </office:meta>
</office:document-meta>
</file>